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font-name="Courier New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8000" style:font-name="Courier New" fo:font-size="9pt" fo:language="en" fo:country="US" fo:font-weight="bold" style:font-name-asian="Courier New" style:font-size-asian="9pt" style:language-asian="en" style:country-asian="US" style:font-weight-asian="bold" style:font-name-complex="Courier New" style:font-size-complex="5.09999990463257pt" style:language-complex="en" style:country-complex="US" style:font-weight-complex="bold"/>
    </style:style>
    <style:style style:name="T1" style:family="text">
      <style:text-properties fo:color="#008000" style:font-name="Courier New" fo:font-size="9pt" fo:font-style="normal" fo:font-weight="bold" style:font-name-asian="Courier New" style:font-size-asian="9pt" style:font-style-asian="normal" style:font-weight-asian="bold" style:font-name-complex="Courier New" style:font-size-complex="5.09999990463257pt" style:font-style-complex="normal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Health</text:p>
          </table:table-cell>
          <table:table-cell office:value-type="string">
            <text:p>Jump</text:p>
          </table:table-cell>
          <table:table-cell office:value-type="string">
            <text:p>Speed</text:p>
          </table:table-cell>
          <table:table-cell office:value-type="string">
            <text:p>Defense</text:p>
          </table:table-cell>
          <table:table-cell office:value-type="string">
            <text:p>skin_url</text:p>
          </table:table-cell>
          <table:table-cell office:value-type="string">
            <text:p>avatar_url</text:p>
          </table:table-cell>
          <table:table-cell office:value-type="string">
            <text:p>preis</text:p>
          </table:table-cell>
          <table:table-cell/>
        </table:table-row>
        <table:table-row table:style-name="ro1">
          <table:table-cell/>
          <table:table-cell office:value-type="string">
            <text:p>DEFAUL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ssets/data/img/skins/“name“.png</text:p>
          </table:table-cell>
          <table:table-cell office:value-type="string">
            <text:p>assets/data/img/avatare/“name“+“_front“.png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astor_mood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bus_dumbledo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000">
            <text:p>2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hur_weasle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o_chang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lin_creevey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bbe_and_goyle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lores_umbridg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raco_malfo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lius_flitwick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<text:span text:style-name="T1">fleur_delacour</text:span>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ed_and_george_alt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ilderoy_lockhart</text:p>
          </table:table-cell>
          <table:table-cell table:number-columns-repeated="6"/>
          <table:table-cell office:value-type="float" office:value="20000">
            <text:p>20000</text:p>
          </table:table-cell>
          <table:table-cell office:value-type="string">
            <text:p>********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inny_weasl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arry__pott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000">
            <text:p>800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rry_potter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ermione__grang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rmione_grang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race_slughor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ingsley_shacklebol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lavender_br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cius_malfo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una_lovegoo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erva_mcGonage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000">
            <text:p>800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oaning_myrtle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lly_weasley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r_binns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rcissa_malfoy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ville_longbottom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ymphadora_tonks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til_sisters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red_and_georg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omona_sprou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emus_lupin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on__weasley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n_weasley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ubeus_hagrid</text:p>
          </table:table-cell>
          <table:table-cell office:value-type="float" office:value="5">
            <text:p>5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000">
            <text:p>200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eamus_finnigan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everus_snap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string">
            <text:p>********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<text:span text:style-name="T1">sybill_trelawney</text:span>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oldemor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000">
            <text:p>2000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.05.2015</text:date>, <text:time>17:30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</meta:initial-creator>
    <meta:creation-date>2015-05-26T15:36:04.73</meta:creation-date>
    <dc:date>2015-05-26T17:30:28.08</dc:date>
    <dc:creator>Carl </dc:creator>
    <meta:editing-duration>PT8M2S</meta:editing-duration>
    <meta:editing-cycles>2</meta:editing-cycles>
    <meta:generator>OpenOffice/4.0.1$Win32 OpenOffice.org_project/401m5$Build-9714</meta:generator>
    <meta:document-statistic meta:table-count="3" meta:cell-count="213" meta:object-count="0"/>
  </office:meta>
</office:document-meta>
</file>